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ddc" officeooo:paragraph-rsid="0001e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брый день, Uniq systems. Меня зовут Модестов Андрей, <text:s/>я - начинающий ruby on rails разработчик. Самостоятельно перешел в веб-разработку из несколько иной проф. области, занимаюсь RoR более полугода: начал самостоятельно, проходя туториалы и читая соответствующую литературу, на данный момент прохожу курс обучения "Профессиональная разработка на Ruby on Rails" в школе Thinknetica. Сейчас я занят обучением, но по завершению меня бы очень заинтересовала позиция junior-разработчика в вашей компании.</text:p>
      <text:p text:style-name="P1">Имею базовые навыки по RoR и сопутствующим технологиям, несколько реализованных, пусть и не с очень качественным кодом, но работающих приложений, таких как: Игра Жизнь(https://github.com/AndModestov/LifeGame), Баннер-сервис(https://github.com/AndModestov/banner-service), два ежедневника(простой календарь-ежедневник и социальная сеть ивентов). Мне очень нравится заниматься разработкой и я очень хотел бы делать это профессионально.</text:p>
      <text:p text:style-name="P1">Очень заинтересован в <text:s/>развитии в данном направлении, готов упорно учиться. Имею уровень английского языка не ниже intermidiate, который в ближайшее время планирую повысить.</text:p>
      <text:p text:style-name="P1">За плечами имею около 2.5 лет опыта успешной работы инженером-программистом, в рамках которой доводилось решать множество ответственных технических задач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26:58.156574932</meta:creation-date>
    <dc:date>2016-05-05T17:29:56.273049012</dc:date>
    <meta:editing-duration>PT2M58S</meta:editing-duration>
    <meta:editing-cycles>1</meta:editing-cycles>
    <meta:document-statistic meta:table-count="0" meta:image-count="0" meta:object-count="0" meta:page-count="1" meta:paragraph-count="4" meta:word-count="154" meta:character-count="1261" meta:non-whitespace-character-count="1109"/>
    <meta:generator>LibreOffice/4.4.6.3$Linux_X86_64 LibreOffice_project/40m0$Build-3</meta:generator>
  </office:meta>
</office:document-meta>
</file>